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5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7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7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57:.C76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6])" office:value-type="float" office:value="3064.48" calcext:value-type="float">
            <text:p>3064.48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3:.C102])" office:value-type="float" office:value="-1174.7" calcext:value-type="float">
            <text:p>-1174.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87]; [.C103])" office:value-type="float" office:value="1889.78" calcext:value-type="float">
            <text:p>1889.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-00-00</text:date>, <text:time style:data-style-name="N2" text:time-value="15:14:22.386447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3T15:17:17.086951449</dc:date>
    <meta:editing-duration>P2DT9H24M5S</meta:editing-duration>
    <meta:editing-cycles>329</meta:editing-cycles>
    <meta:generator>LibreOffice/6.0.7.3$Linux_X86_64 LibreOffice_project/00m0$Build-3</meta:generator>
    <meta:document-statistic meta:table-count="6" meta:cell-count="1152" meta:object-count="0"/>
  </office:meta>
</office:document-meta>
</file>